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22pt" officeooo:rsid="00195a35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b3421" style:font-size-asian="22pt" style:font-size-complex="2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d1717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2pt" officeooo:rsid="00195a35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22pt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22pt" officeooo:paragraph-rsid="001b3421" style:font-size-asian="22pt" style:font-size-complex="2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22pt" officeooo:paragraph-rsid="0022a584" style:font-size-asian="22pt" style:font-size-complex="2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22pt" officeooo:paragraph-rsid="00268134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2pt" officeooo:rsid="0022a584" style:font-size-asian="22pt" style:font-size-complex="2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22pt" officeooo:rsid="0022a584" officeooo:paragraph-rsid="0022a584" style:font-size-asian="22pt" style:font-size-complex="2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2pt" officeooo:rsid="0023a44c" officeooo:paragraph-rsid="0023a44c" style:font-size-asian="22pt" style:font-size-complex="2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22pt" officeooo:rsid="0023a44c" officeooo:paragraph-rsid="0022a584" style:font-size-asian="22pt" style:font-size-complex="2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287911" style:font-size-asian="22pt" style:font-size-complex="2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2cb1ef" style:font-size-asian="22pt" style:font-size-complex="2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36a077" style:font-size-asian="22pt" style:font-size-complex="2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4536bf" style:font-size-asian="22pt" style:font-size-complex="2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22pt" officeooo:rsid="003baeb3" officeooo:paragraph-rsid="003baeb3" style:font-size-asian="22pt" style:font-size-complex="2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22pt" officeooo:rsid="002cb1ef" officeooo:paragraph-rsid="002cb1ef" style:font-size-asian="22pt" style:font-size-complex="2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22pt" officeooo:rsid="003cc91a" officeooo:paragraph-rsid="004867e1" style:font-size-asian="22pt" style:font-size-complex="2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22pt" officeooo:rsid="003d761a" officeooo:paragraph-rsid="004867e1" style:font-size-asian="22pt" style:font-size-complex="2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23902" style:font-size-asian="22pt" style:font-size-complex="22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867e1" style:font-size-asian="22pt" style:font-size-complex="22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90adc" style:font-size-asian="22pt" style:font-size-complex="22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22pt" officeooo:rsid="0043ec83" officeooo:paragraph-rsid="004536bf" style:font-size-asian="22pt" style:font-size-complex="22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22pt" officeooo:rsid="0043ec83" officeooo:paragraph-rsid="004536bf" style:font-size-asian="22pt" style:font-size-complex="22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22pt" officeooo:rsid="004536bf" officeooo:paragraph-rsid="004536bf" style:font-size-asian="22pt" style:font-size-complex="22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22pt" officeooo:rsid="00490adc" officeooo:paragraph-rsid="00490adc" style:font-size-asian="22pt" style:font-size-complex="22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22pt" officeooo:rsid="004d1bf6" officeooo:paragraph-rsid="004d1bf6" style:font-size-asian="22pt" style:font-size-complex="22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22pt" officeooo:rsid="004d4159" officeooo:paragraph-rsid="004d4159" style:font-size-asian="22pt" style:font-size-complex="22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22pt" officeooo:rsid="004e130f" officeooo:paragraph-rsid="004f93a8" style:font-size-asian="22pt" style:font-size-complex="22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22pt" officeooo:rsid="004f93a8" officeooo:paragraph-rsid="004f93a8" style:font-size-asian="22pt" style:font-size-complex="22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22pt" fo:font-style="normal" fo:font-weight="normal" style:font-size-asian="22pt" style:font-style-asian="normal" style:font-weight-asian="normal" style:font-size-complex="22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28pt" officeooo:rsid="0022a584" officeooo:paragraph-rsid="0022a584" style:font-size-asian="28pt" style:font-size-complex="28pt"/>
    </style:style>
    <style:style style:name="P37" style:family="paragraph" style:parent-style-name="Standard">
      <style:paragraph-properties fo:text-align="justify" style:justify-single-word="false"/>
      <style:text-properties fo:color="#000000" style:font-name="Arial" fo:font-size="28pt" style:text-underline-style="none" officeooo:rsid="00405990" officeooo:paragraph-rsid="00490adc" style:font-size-asian="28pt" style:font-size-complex="28pt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Arial" fo:font-size="22pt" officeooo:rsid="002811be" officeooo:paragraph-rsid="002811be" style:font-size-asian="22pt" style:font-size-complex="22pt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Arial" fo:font-size="22pt" officeooo:rsid="002cb1ef" officeooo:paragraph-rsid="002cb1ef" style:font-size-asian="22pt" style:font-size-complex="22pt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Arial" fo:font-size="22pt" officeooo:rsid="003b0c87" officeooo:paragraph-rsid="003b0c87" style:font-size-asian="22pt" style:font-size-complex="22pt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Arial" fo:font-size="22pt" officeooo:rsid="00469131" officeooo:paragraph-rsid="00469131" style:font-size-asian="22pt" style:font-size-complex="22pt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Arial" fo:font-size="22pt" officeooo:rsid="00405990" officeooo:paragraph-rsid="00490adc" style:font-size-asian="22pt" style:font-size-complex="22pt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Arial" fo:font-size="22pt" officeooo:rsid="004c390f" officeooo:paragraph-rsid="004c390f" style:font-size-asian="22pt" style:font-size-complex="22pt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Arial" fo:font-size="28pt" officeooo:rsid="0022a584" officeooo:paragraph-rsid="0022a584" style:font-size-asian="28pt" style:font-size-complex="28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22pt" officeooo:rsid="003cc91a" officeooo:paragraph-rsid="004867e1" style:font-size-asian="22pt" style:font-size-complex="22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22pt" officeooo:rsid="004d4159" officeooo:paragraph-rsid="004e130f" style:font-size-asian="22pt" style:font-size-complex="22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22pt" officeooo:rsid="004ddc6d" officeooo:paragraph-rsid="004f93a8" style:font-size-asian="22pt" style:font-size-complex="22pt"/>
    </style:style>
    <style:style style:name="P48" style:family="paragraph" style:parent-style-name="Standard">
      <style:paragraph-properties fo:text-align="justify" style:justify-single-word="false"/>
      <style:text-properties style:font-name="Arial" fo:font-size="22pt" officeooo:rsid="00516126" officeooo:paragraph-rsid="00516126" style:font-size-asian="22pt" style:font-size-complex="22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22pt" officeooo:rsid="00516126" officeooo:paragraph-rsid="0053692d" style:font-size-asian="22pt" style:font-size-complex="22pt"/>
    </style:style>
    <style:style style:name="P50" style:family="paragraph" style:parent-style-name="Standard">
      <style:paragraph-properties fo:text-align="justify" style:justify-single-word="false"/>
      <style:text-properties style:font-name="Arial" fo:font-size="22pt" officeooo:rsid="0052dccf" officeooo:paragraph-rsid="0052dccf" style:font-size-asian="22pt" style:font-size-complex="22pt"/>
    </style:style>
    <style:style style:name="P51" style:family="paragraph" style:parent-style-name="Standard">
      <style:paragraph-properties fo:text-align="justify" style:justify-single-word="false"/>
      <style:text-properties style:font-name="Arial" fo:font-size="22pt" officeooo:rsid="0053692d" officeooo:paragraph-rsid="0053692d" style:font-size-asian="22pt" style:font-size-complex="22pt"/>
    </style:style>
    <style:style style:name="P52" style:family="paragraph" style:parent-style-name="Standard">
      <style:paragraph-properties fo:text-align="justify" style:justify-single-word="false"/>
      <style:text-properties style:font-name="Arial" fo:font-size="22pt" officeooo:rsid="0053692d" officeooo:paragraph-rsid="00550180" style:font-size-asian="22pt" style:font-size-complex="22pt"/>
    </style:style>
    <style:style style:name="P53" style:family="paragraph" style:parent-style-name="Standard">
      <style:paragraph-properties fo:text-align="center" style:justify-single-word="false"/>
      <style:text-properties style:font-name="Arial" fo:font-size="22pt" officeooo:rsid="0053692d" officeooo:paragraph-rsid="0053692d" style:font-size-asian="22pt" style:font-size-complex="22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23902" style:font-size-asian="22pt" style:font-size-complex="22pt"/>
    </style:style>
    <style:style style:name="P55" style:family="paragraph" style:parent-style-name="Standard">
      <style:text-properties style:font-name="Arial" fo:font-size="22pt" style:font-size-asian="22pt" style:font-size-complex="22pt"/>
    </style:style>
    <style:style style:name="P56" style:family="paragraph" style:parent-style-name="Standard">
      <style:paragraph-properties fo:text-align="justify" style:justify-single-word="false"/>
      <style:text-properties style:font-name="Arial" fo:font-size="22pt" officeooo:rsid="00516126" officeooo:paragraph-rsid="00516126" style:font-size-asian="22pt" style:font-size-complex="22pt"/>
    </style:style>
    <style:style style:name="P57" style:family="paragraph" style:parent-style-name="Standard">
      <style:paragraph-properties fo:text-align="justify" style:justify-single-word="false"/>
      <style:text-properties style:font-name="Arial" fo:font-size="22pt" officeooo:rsid="00516126" officeooo:paragraph-rsid="0053692d" style:font-size-asian="22pt" style:font-size-complex="22pt"/>
    </style:style>
    <style:style style:name="P58" style:family="paragraph" style:parent-style-name="Standard">
      <style:paragraph-properties fo:text-align="justify" style:justify-single-word="false"/>
      <style:text-properties style:font-name="Arial" fo:font-size="22pt" officeooo:rsid="0053692d" officeooo:paragraph-rsid="00516126" style:font-size-asian="22pt" style:font-size-complex="22pt"/>
    </style:style>
    <style:style style:name="P59" style:family="paragraph" style:parent-style-name="Standard">
      <style:text-properties style:font-name="Arial" fo:font-size="22pt" officeooo:paragraph-rsid="0053692d" style:font-size-asian="22pt" style:font-size-complex="22pt"/>
    </style:style>
    <style:style style:name="P60" style:family="paragraph" style:parent-style-name="Standard">
      <style:paragraph-properties fo:text-align="center" style:justify-single-word="false" fo:break-before="page"/>
      <style:text-properties style:font-name="Arial" fo:font-size="22pt" officeooo:rsid="00516126" officeooo:paragraph-rsid="00516126" style:font-size-asian="22pt" style:font-size-complex="22pt"/>
    </style:style>
    <style:style style:name="P61" style:family="paragraph" style:parent-style-name="Standard">
      <style:paragraph-properties fo:text-align="justify" style:justify-single-word="false" fo:break-before="page"/>
      <style:text-properties style:font-name="Arial" fo:font-size="22pt" officeooo:rsid="0053692d" officeooo:paragraph-rsid="0053692d" style:font-size-asian="22pt" style:font-size-complex="22pt"/>
    </style:style>
    <style:style style:name="P62" style:family="paragraph" style:parent-style-name="Standard">
      <style:paragraph-properties fo:text-align="justify" style:justify-single-word="false" fo:break-before="page"/>
      <style:text-properties style:font-name="Arial" fo:font-size="22pt" officeooo:rsid="0053692d" officeooo:paragraph-rsid="00550180" style:font-size-asian="22pt" style:font-size-complex="22pt"/>
    </style:style>
    <style:style style:name="P63" style:family="paragraph" style:parent-style-name="Standard">
      <style:paragraph-properties fo:text-align="center" style:justify-single-word="false" fo:break-before="page"/>
      <style:text-properties style:font-name="Arial" fo:font-size="22pt" officeooo:rsid="0053692d" officeooo:paragraph-rsid="0053692d" style:font-size-asian="22pt" style:font-size-complex="22pt"/>
    </style:style>
    <style:style style:name="P64" style:family="paragraph" style:parent-style-name="Standard">
      <style:paragraph-properties fo:text-align="center" style:justify-single-word="false" fo:break-before="page"/>
      <style:text-properties style:font-name="Arial" fo:font-size="22pt" officeooo:rsid="0053692d" officeooo:paragraph-rsid="00550180" style:font-size-asian="22pt" style:font-size-complex="22pt"/>
    </style:style>
    <style:style style:name="T1" style:family="text">
      <style:text-properties officeooo:rsid="00195a35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font-style="normal" fo:font-weight="normal" officeooo:rsid="001b3421" style:font-style-asian="normal" style:font-weight-asian="normal"/>
    </style:style>
    <style:style style:name="T4" style:family="text">
      <style:text-properties fo:font-style="normal" fo:font-weight="normal" officeooo:rsid="00268134" style:font-style-asian="normal" style:font-weight-asian="normal"/>
    </style:style>
    <style:style style:name="T5" style:family="text">
      <style:text-properties fo:font-style="normal" fo:font-weight="normal" officeooo:rsid="00516126" style:font-style-asian="normal" style:font-weight-asian="normal"/>
    </style:style>
    <style:style style:name="T6" style:family="text">
      <style:text-properties officeooo:rsid="001b3421"/>
    </style:style>
    <style:style style:name="T7" style:family="text">
      <style:text-properties officeooo:rsid="001d1717"/>
    </style:style>
    <style:style style:name="T8" style:family="text">
      <style:text-properties officeooo:rsid="001ecf0a"/>
    </style:style>
    <style:style style:name="T9" style:family="text">
      <style:text-properties officeooo:rsid="0023a44c"/>
    </style:style>
    <style:style style:name="T10" style:family="text">
      <style:text-properties officeooo:rsid="00256286"/>
    </style:style>
    <style:style style:name="T11" style:family="text">
      <style:text-properties officeooo:rsid="00268134"/>
    </style:style>
    <style:style style:name="T12" style:family="text">
      <style:text-properties officeooo:rsid="002a3899"/>
    </style:style>
    <style:style style:name="T13" style:family="text">
      <style:text-properties officeooo:rsid="002ab3cf"/>
    </style:style>
    <style:style style:name="T14" style:family="text">
      <style:text-properties officeooo:rsid="002cb1ef"/>
    </style:style>
    <style:style style:name="T15" style:family="text">
      <style:text-properties officeooo:rsid="002d7ac6"/>
    </style:style>
    <style:style style:name="T16" style:family="text">
      <style:text-properties officeooo:rsid="002f2a0c"/>
    </style:style>
    <style:style style:name="T17" style:family="text">
      <style:text-properties officeooo:rsid="00315b7f"/>
    </style:style>
    <style:style style:name="T18" style:family="text">
      <style:text-properties officeooo:rsid="00383c49"/>
    </style:style>
    <style:style style:name="T19" style:family="text">
      <style:text-properties officeooo:rsid="00405990"/>
    </style:style>
    <style:style style:name="T20" style:family="text">
      <style:text-properties officeooo:rsid="0040dc81"/>
    </style:style>
    <style:style style:name="T21" style:family="text">
      <style:text-properties officeooo:rsid="00469131"/>
    </style:style>
    <style:style style:name="T22" style:family="text">
      <style:text-properties officeooo:rsid="004867e1"/>
    </style:style>
    <style:style style:name="T23" style:family="text">
      <style:text-properties officeooo:rsid="004a6252"/>
    </style:style>
    <style:style style:name="T24" style:family="text">
      <style:text-properties fo:font-variant="normal" fo:text-transform="none" fo:color="#222222" style:font-name="sans-serif" fo:letter-spacing="normal" fo:font-style="normal" style:text-underline-style="none" fo:font-weight="normal"/>
    </style:style>
    <style:style style:name="T25" style:family="text">
      <style:text-properties fo:font-variant="normal" fo:text-transform="none" fo:color="#222222" style:font-name="sans-serif" fo:letter-spacing="normal" fo:font-style="normal" style:text-underline-style="none" fo:font-weight="normal" officeooo:rsid="004c390f"/>
    </style:style>
    <style:style style:name="T26" style:family="text">
      <style:text-properties fo:font-variant="normal" fo:text-transform="none" fo:color="#000000" style:font-name="sans-serif" fo:letter-spacing="normal" fo:font-style="normal" style:text-underline-style="none" fo:font-weight="normal"/>
    </style:style>
    <style:style style:name="T27" style:family="text">
      <style:text-properties fo:font-variant="normal" fo:text-transform="none" fo:color="#000000" style:font-name="sans-serif" fo:letter-spacing="normal" fo:font-style="normal" style:text-underline-style="none" fo:font-weight="normal" officeooo:rsid="004c390f"/>
    </style:style>
    <style:style style:name="T28" style:family="text">
      <style:text-properties fo:font-variant="normal" fo:text-transform="none" fo:color="#000000" style:text-line-through-style="none" style:text-line-through-type="none" style:font-name="sans-serif" fo:letter-spacing="normal" fo:font-style="normal" style:text-underline-style="none" fo:font-weight="normal" style:text-blinking="false" fo:background-color="#ffffff" loext:char-shading-value="0"/>
    </style:style>
    <style:style style:name="T29" style:family="text">
      <style:text-properties officeooo:rsid="004c390f"/>
    </style:style>
    <style:style style:name="T30" style:family="text">
      <style:text-properties officeooo:rsid="004d4159"/>
    </style:style>
    <style:style style:name="T31" style:family="text">
      <style:text-properties officeooo:rsid="004e130f"/>
    </style:style>
    <style:style style:name="T32" style:family="text">
      <style:text-properties style:font-name="Arial" fo:font-style="normal" fo:font-weight="normal" style:font-style-asian="normal" style:font-weight-asian="normal"/>
    </style:style>
    <style:style style:name="T33" style:family="text">
      <style:text-properties style:font-name="Arial" fo:font-style="normal" fo:font-weight="normal" officeooo:rsid="00516126" style:font-style-asian="normal" style:font-weight-asian="normal"/>
    </style:style>
    <style:style style:name="T34" style:family="text">
      <style:text-properties style:font-name="Arial" officeooo:rsid="00516126"/>
    </style:style>
    <style:style style:name="T35" style:family="text">
      <style:text-properties officeooo:rsid="0053692d"/>
    </style:style>
    <style:style style:name="T36" style:family="text">
      <style:text-properties officeooo:rsid="005501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L<text:span text:style-name="T21">A IDEA EN QUE SE BASA ESTA EXPOSICIÓN</text:span></text:p>
      <text:p text:style-name="P4"/>
      <text:p text:style-name="P2"><text:span text:style-name="T2"><text:tab/>Desde que tenemos uso de razón somos </text:span>alimentados con diversas ideas, provenientes de: películas, televisión, canciones, libros, comentarios <text:span text:style-name="T6">de familiares o amigos</text:span>.</text:p>
      <text:p text:style-name="P2"><text:tab/></text:p>
      <text:p text:style-name="P6"><text:span text:style-name="T1"><text:tab/>Quiero comparar mi interacción con una idea <text:s/>al TETRIS: </text:span><text:span text:style-name="T2">El objetivo del Tetris es usar los </text:span>tetrónimos (figuras de 4 cuadrados), que caen continuamente , para completar líneas horizontales.</text:p>
      <text:p text:style-name="P5"><text:s/></text:p>
      <text:p text:style-name="P5"><text:span text:style-name="T2"><text:tab/>Mi exposicion trata sobre una idea en particular. </text:span><text:span text:style-name="T3">E</text:span>sta idea llegó a mí y completó las líneas horizontales de mi Tetris mental.</text:p>
      <text:p text:style-name="P5"><text:s/></text:p>
      <text:p text:style-name="P9"><text:s/><text:span text:style-name="T2">&lt;Mostrar libro&gt;</text:span></text:p>
      <text:p text:style-name="P5"><text:s/><text:span text:style-name="T7">TRANSICIÓN:</text:span></text:p>
      <text:p text:style-name="P5"><text:span text:style-name="T2">¡¡Lo que s</text:span><text:span text:style-name="T3">e</text:span><text:span text:style-name="T2">ntí al leer este libro… !!</text:span></text:p>
      <text:p text:style-name="P5"><text:span text:style-name="T2">Hace falta el talento de un poeta para explicarlo </text:span>con palabras.</text:p>
      <text:p text:style-name="P1"/>
      <text:p text:style-name="P41">PADRE RICO, PADRE POBRE</text:p>
      <text:p text:style-name="P11"/>
      <text:p text:style-name="P10">“Odio y amo.</text:p>
      <text:p text:style-name="P10">¿Cómo es posible?, preguntarás acaso. </text:p>
      <text:p text:style-name="P10">No lo sé, pero siento que me ocurre y me atormenta”</text:p>
      <text:p text:style-name="P10"/>
      <text:p text:style-name="P10">Hay una versión que todos hemos escuchado sobre un <text:span text:style-name="T8">camino luminoso</text:span> que recorrer. Hay tres palabras <text:span text:style-name="T8">tan</text:span> de moda <text:span text:style-name="T8">que</text:span> se recitan como un mantra:</text:p>
      <text:p text:style-name="P10"/>
      <text:p text:style-name="P10">Educación. Emprendimiento. Innovación.!</text:p>
      <text:p text:style-name="P10">Educación. Emprendimiento. Innovación.!!</text:p>
      <text:p text:style-name="P10">Educación. Emprendimiento. Innovación.!!!</text:p>
      <text:p text:style-name="P10"/>
      <text:p text:style-name="P10">TRANSICIÓN</text:p>
      <text:p text:style-name="P10">¿Quién pondría en duda la valides de estas exhortaciones?</text:p>
      <text:p text:style-name="P10"/>
      <text:p text:style-name="P10">“El que estudia triunfa”</text:p>
      <text:p text:style-name="P10">“Crea tu propia empresa”</text:p>
      <text:p text:style-name="P10">“Sé innovador”</text:p>
      <text:p text:style-name="P3">“<text:span text:style-name="T8">El dinero no lo es todo</text:span>”</text:p>
      <text:p text:style-name="P44"><text:span text:style-name="T21">ROBERT TORU</text:span> KIYOSAKI</text:p>
      <text:p text:style-name="P36"/>
      <text:p text:style-name="P14">Nació en hawai en 1947, Alcanzó la fama en 1997 con el libro “Rich Dad, poor dad”, <text:span text:style-name="T10">que coescribió junto a la contadora norteamericana Sharon Lechter.</text:span></text:p>
      <text:p text:style-name="P13"/>
      <text:p text:style-name="P13"><text:span text:style-name="T9">E</text:span>ducación:<text:tab/><text:tab/><text:tab/><text:tab/><text:span text:style-name="T9">Si deseas ser rico y feliz ¡No vayas a la escuela!</text:span></text:p>
      <text:p text:style-name="P13"/>
      <text:p text:style-name="P13"><text:span text:style-name="T9">E</text:span>mprendimiento: Vende tu empresa un año luego de crearla</text:p>
      <text:p text:style-name="P7"/>
      <text:p text:style-name="P15">Innovación:<text:tab/><text:tab/><text:tab/><text:tab/>Ni la menciona … .</text:p>
      <text:p text:style-name="P7"/>
      <text:p text:style-name="P7"><text:span text:style-name="T2">1. La prorrogativa de los ricos es </text:span><text:span text:style-name="T4">el soborno</text:span></text:p>
      <text:p text:style-name="P35">2. El dinero no es un medio, es un fin.</text:p>
      <text:p text:style-name="P12">3. La compra de la casa en subasta.</text:p>
      <text:p text:style-name="P13">4. Los ricos pueden cambiar las leyes</text:p>
      <text:p text:style-name="P13">5. Kiyosaki apuesta con las empresas</text:p>
      <text:p text:style-name="P13">6. <text:span text:style-name="T11">Era del conocimiento = Información privilegiada.</text:span></text:p>
      <text:p text:style-name="P13"/>
      <text:p text:style-name="P8"><text:span text:style-name="T2">Sentí una gran repulsión al leer este libro. </text:span>Atentaba contra todos mis principios; pero lo que más me molestó, es que <text:span text:style-name="T10">todas estas ideas concuerdan con alguna de las experiencias que he tenido a lo largo de mi corta vida.</text:span></text:p>
      <text:p text:style-name="P38">PROPIEDAD PRIVADA</text:p>
      <text:p text:style-name="P16"><text:span text:style-name="T12">ACTO</text:span> 1: Durante una jornada de trabajo en la escuela planté un arbolito: un naranjo.</text:p>
      <text:p text:style-name="P16">Durante los dos años siguientes lo regué, podé, limpié, <text:span text:style-name="T14">saboreando en mi mente las naranjas. </text:span>Hasta que un buen día comenzó a darme sus frutos. Comí algunos, otros lo vendí o canjeé en el recreo. <text:span text:style-name="T14">Fui feliz.</text:span></text:p>
      <text:p text:style-name="P16">P<text:span text:style-name="T12">P</text:span>1: Un día comencé a notar que alguien cogía la naranjas maduras.</text:p>
      <text:p text:style-name="P16">A<text:span text:style-name="T12">CTO</text:span> 2: Fuí a preguntar al portero si sabía <text:span text:style-name="T13">algo</text:span>: nada. Fuí a contarle a la profesora que alguien estaba robando mis naranjas: <text:span text:style-name="T12">dijo que si el árbol estaba en la escuela le pertenecía a todos.</text:span></text:p>
      <text:p text:style-name="P16"><text:span text:style-name="T12">PP</text:span>2: <text:span text:style-name="T13">Esa tarde le conté lo sucedido a mi abuelita, su respuesta fue: “Dios dijo compartir”</text:span></text:p>
      <text:p text:style-name="P17"><text:span text:style-name="T12">ACTO</text:span> 3: <text:span text:style-name="T14">Al perder el incentivo de las naranjas dejé de ocuparme del árbol; tristemente ese mismo año se secó.</text:span></text:p>
      <text:p text:style-name="P17"/>
      <text:p text:style-name="P21">COMENTARIO: Como ven, yo no lo sabía pero en mi escuela vivíamos bajo un régimen comunista. La propiedad privada solo existe en el capitalismo.</text:p>
      <text:p text:style-name="P39">USURA</text:p>
      <text:p text:style-name="P17"><text:span text:style-name="T12">ACTO</text:span> 1: <text:span text:style-name="T16">Cuando jugaba en casa de mi mejor amigo, noté que varias personas venían a buscar a su madre y le daban dinero.</text:span></text:p>
      <text:p text:style-name="P17">P<text:span text:style-name="T12">P</text:span>1: <text:span text:style-name="T15">Un día ella nos pidió que fuéramos a jugar a otro lado porque iba a tener su “Banquito”.</text:span></text:p>
      <text:p text:style-name="P18">A<text:span text:style-name="T12">CTO</text:span> 2: <text:span text:style-name="T17">Ganaba dinero por prestar dinero. ¡Qué genial idea! Hasta ese momento yo había visto que la única manera de ganar dinero era con mucho esfuerzo; volví corriendo a casa dispuesto a crear mi propio banquito. Y mi abuelita pondría el capital.</text:span></text:p>
      <text:p text:style-name="P19"><text:span text:style-name="T12">PP</text:span>2: <text:span text:style-name="T18">Ella me preguntó para qué quería el dinero. Yo le dije que “Lo voy a prestar y cobrar un alto interés”. plop !!!</text:span> </text:p>
      <text:p text:style-name="P19"><text:span text:style-name="T12">ACTO</text:span> 3: <text:span text:style-name="T18">(Desarrollado en la siguiente diapositiva)</text:span></text:p>
      <text:p text:style-name="P27"/>
      <text:p text:style-name="P40">“USURA <text:span text:style-name="T22">ES PECADO”</text:span></text:p>
      <text:p text:style-name="P20">Ese día aprendí que la usura es un grave pecado.</text:p>
      <text:p text:style-name="P20"/>
      <text:p text:style-name="P28">Y esa fue solo la primera de muchas ideas negativas que oí acerca del dinero.</text:p>
      <text:p text:style-name="P28"/>
      <text:p text:style-name="P22">-El dinero no <text:span text:style-name="T19">hace</text:span> la felicidad.</text:p>
      <text:p text:style-name="P23">-E<text:span text:style-name="T22">l</text:span> dinero es la raíz de todo los <text:span text:style-name="T20">problemas</text:span>.</text:p>
      <text:p text:style-name="P23">-E<text:span text:style-name="T22">l</text:span> dinero corrompe a las personas.</text:p>
      <text:p text:style-name="P22">-Los ricos son avariciosos.</text:p>
      <text:p text:style-name="P25">-La única manera de ganar dinero es con trabajo duro.</text:p>
      <text:p text:style-name="P30">TRANSICIÓN: Esto me recuerda a la <text:span text:style-name="T23">fábula de la zorra y las uvas.</text:span></text:p>
      <text:p text:style-name="P26"/>
      <text:p text:style-name="P26"/>
      <text:p text:style-name="P26"/>
      <text:p text:style-name="P26"/>
      <text:p text:style-name="P42">&lt;&lt;F<text:span text:style-name="T29">ÁBULA DE LA ZORRA Y LAS UVAS</text:span>&gt;&gt;</text:p>
      <text:p text:style-name="P26"/>
      <text:p text:style-name="P26"><text:span text:style-name="T26">Una </text:span><text:span text:style-name="T27">zorra</text:span><text:span text:style-name="T28"> </text:span><text:span text:style-name="T26">ve u</text:span><text:span text:style-name="T27">n racimo</text:span><text:span text:style-name="T28"> </text:span><text:span text:style-name="T26">de </text:span><text:span text:style-name="T27">uvas</text:span><text:span text:style-name="T28"> </text:span><text:span text:style-name="T26">e intenta alcanzarlas. Al darse cuenta de que está demasiado alto, desprecia las uvas diciendo: «¡No están maduras!».</text:span></text:p>
      <text:p text:style-name="P26"><text:span text:style-name="T24">La </text:span><text:span text:style-name="T25">moraleja </text:span><text:span text:style-name="T24">de la historia es que a menudo los seres humanos fingimos despreciar aquello que secretamente anhelamos y que sabemos que es inalcanzable.</text:span></text:p>
      <text:p text:style-name="P37"/>
      <text:p text:style-name="P43">ESCLAVITUD</text:p>
      <text:p text:style-name="P31"><text:span text:style-name="T30">Tod</text:span>o <text:span text:style-name="T30">lo </text:span>que sé de esclavitud lo aprendí <text:span text:style-name="T30">de los romanos </text:span>en películas <text:span text:style-name="T31">y libros.</text:span></text:p>
      <text:p text:style-name="P46">Los romanos ilustres solamente se dedicaban a dos <text:s/>oficios: la política y la guerra; para todo lo demás compraban esclavos.</text:p>
      <text:p text:style-name="P32">Su médico personal, el maestro de sus hijos, sus sirvientes, eran todos esclavos.</text:p>
      <text:p text:style-name="P32"/>
      <text:p text:style-name="P34">Un romano ilustre va al foro en busca de un esclavo que pueda administrar su plantación de uvas. Esa mañana comprará un hispano que sepa leer y escribir y unos tracios que puedan cultivar la tierra, ellos producirán dinero para él durante el resto de sus vidas, y a cambio pasarán a estar bajo su protección.</text:p>
      <text:p text:style-name="P34"/>
      <text:p text:style-name="P47">En aquél entonces una persona pobre podía aspirar a aprender algún oficio o adquirir cierta educación con la esperanza de llegar al foro de Roma y ser adquirido por algún romano ilustre.</text:p>
      <text:p text:style-name="P47"/>
      <text:p text:style-name="P50">TRANSICIÓN:</text:p>
      <text:p text:style-name="P48">¿y cómo es ahora?</text:p>
      <text:p text:style-name="P48">… La vida de Brian</text:p>
      <text:p text:style-name="P48"/>
      <text:p text:style-name="P60">LA VIDA DE BRIAN</text:p>
      <text:p text:style-name="P51"><text:span text:style-name="T32">Esclavitud en la actualidad:</text:span></text:p>
      <text:p text:style-name="P51"><text:span text:style-name="T32">Trata de personas</text:span></text:p>
      <text:p text:style-name="P51"><text:span text:style-name="T32">trabajo infantil, et c.</text:span></text:p>
      <text:p text:style-name="P51"><text:span text:style-name="T33"/></text:p>
      <text:p text:style-name="P51"><text:span text:style-name="T33">Acto 1: Educación: Brian va a la universidad y </text:span><text:span text:style-name="T34">consigue un buen trabajo.</text:span></text:p>
      <text:p text:style-name="P55"><text:s/></text:p>
      <text:p text:style-name="P55"><text:span text:style-name="T2">Plot Point 1: </text:span><text:span text:style-name="T5">Brian no es feliz</text:span></text:p>
      <text:p text:style-name="P55"><text:s/></text:p>
      <text:p text:style-name="P55"><text:span text:style-name="T2">Acto 2: Brian es esclavo de todos</text:span></text:p>
      <text:p text:style-name="P55"><text:s/></text:p>
      <text:p text:style-name="P55"><text:span text:style-name="T2">Plot Point 2: !Emprendimiento e Innovación¡</text:span></text:p>
      <text:p text:style-name="P55"><text:s/></text:p>
      <text:p text:style-name="P55"><text:span text:style-name="T2">Acto 3: Brian es su propio esclavo</text:span></text:p>
      <text:p text:style-name="P58"/>
      <text:p text:style-name="P48">TRANSICIÓN:</text:p>
      <text:p text:style-name="P51">***************</text:p>
      <text:p text:style-name="P60">BEE MOVIE</text:p>
      <text:p text:style-name="P48">1</text:p>
      <text:p text:style-name="P48">2</text:p>
      <text:p text:style-name="P48">3</text:p>
      <text:p text:style-name="P48"/>
      <text:p text:style-name="P49"><text:span text:style-name="T2">Luego de ver la película asistí junto a mi tío a una </text:span>capacitación del estado para aprender el OFICIO de apicultor y pedí que mi regalo de </text:p>
      <text:p text:style-name="P49">navidad en es año fuera un panal.</text:p>
      <text:p text:style-name="P59"/>
      <text:p text:style-name="P59"><text:span text:style-name="T35">Recapitulación:</text:span></text:p>
      <text:p text:style-name="P49">Aprender un oficio</text:p>
      <text:p text:style-name="P49">Propiedad privada (Oro)</text:p>
      <text:p text:style-name="P49">Ahorro</text:p>
      <text:p text:style-name="P49">Inversión (Esclavitud)</text:p>
      <text:p text:style-name="P59"><text:s/></text:p>
      <text:p text:style-name="P55"><text:s/><text:span text:style-name="T2">Lo tengo desde entoces y sí, esclaviso a las abejas.</text:span></text:p>
      <text:p text:style-name="P48"/>
      <text:p text:style-name="P48"/>
      <text:p text:style-name="P48">TRANSICIÓN</text:p>
      <text:p text:style-name="P48"/>
      <text:p text:style-name="P33"/>
      <text:p text:style-name="P24"/>
      <text:p text:style-name="P24"/>
      <text:p text:style-name="P24"/>
      <text:p text:style-name="P24"/>
      <text:p text:style-name="P24"/>
      <text:p text:style-name="P53"><text:soft-page-break/>SURGE UNA CONTROVERSIA</text:p>
      <text:p text:style-name="P53"/>
      <text:p text:style-name="P51">Dos caminos:</text:p>
      <text:p text:style-name="P51">Educación</text:p>
      <text:p text:style-name="P51">Emprendimiento</text:p>
      <text:p text:style-name="P51">Innovación</text:p>
      <text:p text:style-name="P51"/>
      <text:p text:style-name="P51">Otro camino:</text:p>
      <text:p text:style-name="P51">Propiedad privada</text:p>
      <text:p text:style-name="P51">Usura</text:p>
      <text:p text:style-name="P51">Esclavitud</text:p>
      <text:p text:style-name="P24"/>
      <text:p text:style-name="P63">MAGISTER DIXIT</text:p>
      <text:p text:style-name="P53">Un eufemismo</text:p>
      <text:p text:style-name="P51"/>
      <text:p text:style-name="P24">“<text:span text:style-name="T35">Los ricos hacen que el dinero trabaje para ellos</text:span>”</text:p>
      <text:p text:style-name="P51">author</text:p>
      <text:p text:style-name="P51"/>
      <text:p text:style-name="P51"/>
      <text:p text:style-name="P63">Los cuatro elementos</text:p>
      <text:p text:style-name="P53">Subtítulo</text:p>
      <text:p text:style-name="P53"/>
      <text:p text:style-name="P51">Aprende un oficio</text:p>
      <text:p text:style-name="P51">Encuentra una mina de oro</text:p>
      <text:p text:style-name="P51">Ahorra </text:p>
      <text:p text:style-name="P51">Invierte</text:p>
      <text:p text:style-name="P51"/>
      <text:p text:style-name="P63">INTERLUDIO</text:p>
      <text:p text:style-name="P53">¡Cuidado! La naturaleza humana</text:p>
      <text:p text:style-name="P53"/>
      <text:p text:style-name="P53">Fausto de Geothe </text:p>
      <text:p text:style-name="P53">Imagen de Hitler</text:p>
      <text:p text:style-name="P63">Los tres mosqueteros</text:p>
      <text:p text:style-name="P53"/>
      <text:p text:style-name="P51">Economía <text:s/>: administración <text:s/></text:p>
      <text:p text:style-name="P51">Templanza : deseo</text:p>
      <text:p text:style-name="P51">Felicidad: disfruta lo que tienes</text:p>
      <text:p text:style-name="P51"/>
      <text:p text:style-name="P61">Comming soon</text:p>
      <text:p text:style-name="P62"><text:span text:style-name="T36">Preguntas:</text:span></text:p>
      <text:p text:style-name="P52"/>
      <text:p text:style-name="P52"/>
      <text:p text:style-name="P64"><text:span text:style-name="T36">FIN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53:39.095964777</meta:creation-date>
    <dc:date>2019-04-19T23:16:50.918165920</dc:date>
    <meta:editing-duration>PT6H49M51S</meta:editing-duration>
    <meta:editing-cycles>22</meta:editing-cycles>
    <meta:generator>LibreOffice/5.1.6.2$Linux_x86 LibreOffice_project/10m0$Build-2</meta:generator>
    <meta:document-statistic meta:table-count="0" meta:image-count="0" meta:object-count="0" meta:page-count="18" meta:paragraph-count="131" meta:word-count="1076" meta:character-count="6203" meta:non-whitespace-character-count="5219"/>
  </office:meta>
</office:document-meta>
</file>